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37"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38"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9"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0"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3"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4"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47" style:family="paragraph" style:parent-style-name="Standard" style:list-style-name="L9">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48"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9"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50"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51"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5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53"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5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55"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5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8"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5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6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6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62" style:family="paragraph" style:parent-style-name="Standard">
      <style:paragraph-properties fo:margin-top="0in" fo:margin-bottom="0.25in" style:contextual-spacing="false" fo:text-align="start"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6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6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65" style:family="paragraph" style:parent-style-name="Standard">
      <style:paragraph-properties fo:margin-top="0in" fo:margin-bottom="0.25in" style:contextual-spacing="false" fo:text-align="start"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6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67"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68"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6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0"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P71"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7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fo:font-weight="normal" style:font-weight-asian="normal" style:font-weight-complex="normal"/>
    </style:style>
    <style:style style:name="T18" style:family="text">
      <style:text-properties fo:font-weight="normal" officeooo:rsid="001cd27a" style:font-weight-asian="normal" style:font-weight-complex="normal"/>
    </style:style>
    <style:style style:name="T19" style:family="text">
      <style:text-properties officeooo:rsid="001fc755"/>
    </style:style>
    <style:style style:name="T20" style:family="text">
      <style:text-properties officeooo:rsid="0020d5fd"/>
    </style:style>
    <style:style style:name="T21" style:family="text">
      <style:text-properties officeooo:rsid="00217a22"/>
    </style:style>
    <style:style style:name="T22" style:family="text">
      <style:text-properties officeooo:rsid="0025b23f"/>
    </style:style>
    <style:style style:name="T23" style:family="text">
      <style:text-properties officeooo:rsid="00275caa"/>
    </style:style>
    <style:style style:name="T24" style:family="text">
      <style:text-properties officeooo:rsid="002ad42b"/>
    </style:style>
    <style:style style:name="T25" style:family="text">
      <style:text-properties officeooo:rsid="002c2fa7"/>
    </style:style>
    <style:style style:name="T26" style:family="text">
      <style:text-properties officeooo:rsid="0031adf2"/>
    </style:style>
    <style:style style:name="T27" style:family="text">
      <style:text-properties officeooo:rsid="003275a5"/>
    </style:style>
    <style:style style:name="T28" style:family="text">
      <style:text-properties officeooo:rsid="00334d52"/>
    </style:style>
    <style:style style:name="T29" style:family="text">
      <style:text-properties officeooo:rsid="003434fa"/>
    </style:style>
    <style:style style:name="T30" style:family="text">
      <style:text-properties officeooo:rsid="0037e2d5"/>
    </style:style>
    <style:style style:name="T31" style:family="text">
      <style:text-properties officeooo:rsid="003d11b7"/>
    </style:style>
    <style:style style:name="T32" style:family="text">
      <style:text-properties officeooo:rsid="00422826"/>
    </style:style>
    <style:style style:name="T33" style:family="text">
      <style:text-properties officeooo:rsid="004707f5"/>
    </style:style>
    <style:style style:name="T34" style:family="text">
      <style:text-properties officeooo:rsid="00495f54"/>
    </style:style>
    <style:style style:name="T35" style:family="text">
      <style:text-properties officeooo:rsid="004c3222"/>
    </style:style>
    <style:style style:name="T36" style:family="text">
      <style:text-properties officeooo:rsid="004e2236"/>
    </style:style>
    <style:style style:name="T37" style:family="text">
      <style:text-properties officeooo:rsid="00501108"/>
    </style:style>
    <style:style style:name="T38" style:family="text">
      <style:text-properties officeooo:rsid="00566fb1"/>
    </style:style>
    <style:style style:name="T39" style:family="text">
      <style:text-properties officeooo:rsid="005a704a"/>
    </style:style>
    <style:style style:name="T40" style:family="text">
      <style:text-properties officeooo:rsid="0061ccc1"/>
    </style:style>
    <style:style style:name="T41" style:family="text">
      <style:text-properties officeooo:rsid="0062cd66"/>
    </style:style>
    <style:style style:name="T42" style:family="text">
      <style:text-properties officeooo:rsid="0067fe67"/>
    </style:style>
    <style:style style:name="T43" style:family="text">
      <style:text-properties officeooo:rsid="0070e10a"/>
    </style:style>
    <style:style style:name="T44" style:family="text">
      <style:text-properties officeooo:rsid="0071bd4d"/>
    </style:style>
    <style:style style:name="T45" style:family="text">
      <style:text-properties officeooo:rsid="0071eccf"/>
    </style:style>
    <style:style style:name="T46" style:family="text">
      <style:text-properties style:text-position="super 58%"/>
    </style:style>
    <style:style style:name="T47" style:family="text">
      <style:text-properties style:text-position="0% 100%"/>
    </style:style>
    <style:style style:name="T48" style:family="text">
      <style:text-properties officeooo:rsid="007a6e4a"/>
    </style:style>
    <style:style style:name="T49" style:family="text">
      <style:text-properties officeooo:rsid="007c40f3"/>
    </style:style>
    <style:style style:name="T50" style:family="text">
      <style:text-properties officeooo:rsid="007da4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6">KotC </text:span>Card Building Guide</text:p>
      <text:p text:style-name="P71">2<text:span text:style-name="T46">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6913076326328611329"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5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3">variables</text:span>, indicated as “[x]”, “<text:span text:style-name="T43">[y]”, or “[z]”,</text:span> in them. You are to choose a number for each of these components, replace “[x]”, “<text:span text:style-name="T43">[y]”, or “[z]”</text:span> with the chosen number, and replace any “x”, “<text:span text:style-name="T43">y”, and “z”</text:span> in the component's cost <text:span text:style-name="T31"><text:s/></text:span>with the same <text:span text:style-name="T43">respective</text:span> number<text:span text:style-name="T43">s</text:span>.<text:span text:style-name="T17"> </text:span><text:span text:style-name="T18">Variable amounts must be positive, non-zero integers.</text:span> You should also change any plurals <text:span text:style-name="T43">referring to a variable</text:span> to singular if you choose the number “1” <text:span text:style-name="T43">for that variable</text:span>.</text:p>
      <text:p text:style-name="P3">If you choose to not give any abilities to a creature, use the text, “This card has no abilities.”</text:p>
      <text:p text:style-name="P66">Caveats</text:p>
      <text:p text:style-name="P65"><text:span text:style-name="T2">Caveats are a special type of component which can only be used by creatures. Any creature may have no more than one caveat, listed before any abilities the creature has. Caveats always do something negative, but reduce the cost of the creature's power levels (offense and defense).</text:span></text:p>
      <text:p text:style-name="P61"><text:soft-page-break/>Revised Components</text:p>
      <text:p text:style-name="P5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61">Redacted Components</text:p>
      <text:p text:style-name="P62"><text:span text:style-name="T2">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span></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6"><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4"><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7402187149270329713" text:style-name="L2">
        <text:list-item>
          <text:p text:style-name="P68">total_relief = min(20, condition_relief + cost_relief)</text:p>
        </text:list-item>
        <text:list-item>
          <text:p text:style-name="P69">ability_cost = <text:span text:style-name="T31">max(1, sum(effect_costs) - total_relief)</text:span></text:p>
        </text:list-item>
        <text:list-item>
          <text:p text:style-name="P70">creature_cost = max(1, math.ceil(<text:span text:style-name="T48">(</text:span>offense + <text:span text:style-name="T33">(</text:span>defense / <text:span text:style-name="T24">5) - caveat_relief)</text:span> + sum(ability_costs)))</text:p>
        </text:list-item>
        <text:list-item>
          <text:p text:style-name="P57">spell_cost = max(1, math.ceil(ability_cost))</text:p>
        </text:list-item>
      </text:list>
      <text:p text:style-name="P64"><text:soft-page-break/></text:p>
      <text:p text:style-name="P67">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7"><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63"><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72">Caveats</text:p>
      <text:p text:style-name="P60">Caveats are special conditions of creatures, used to weaken them in certain areas and reduce the resource cost of their power levels.<text:span text:style-name="T19"> </text:span>Of course, caveats can only be given to creatures, not spells.</text:p>
      <text:list xml:id="list4186600351667440992" text:style-name="L4">
        <text:list-item>
          <text:p text:style-name="P54">“<text:span text:style-name="T48">You must p</text:span>ay [x] hitpoints <text:span text:style-name="T48">to summon this creature</text:span>.” (x/<text:span text:style-name="T50">2</text:span>)</text:p>
        </text:list-item>
        <text:list-item>
          <text:p text:style-name="P33">“<text:span text:style-name="T48">You must e</text:span><text:bookmark-start text:name="__DdeLink__384_9731689942"/><text:span text:style-name="T48">xhaust [x] of your unexhausted creatures in play to summon this creature.</text:span><text:bookmark-end text:name="__DdeLink__384_9731689942"/><text:span text:style-name="T48">” (x)</text:span></text:p>
        </text:list-item>
        <text:list-item>
          <text:p text:style-name="P33">“<text:span text:style-name="T48">You must e</text:span><text:bookmark-start text:name="__DdeLink__378_9731689941"/><text:span text:style-name="T48">xhaust [x] of your unexhausted cards in play chosen by an opponent of your choice to summon this creature.</text:span><text:bookmark-end text:name="__DdeLink__378_9731689941"/><text:span text:style-name="T48">” (2x)</text:span></text:p>
        </text:list-item>
        <text:list-item>
          <text:p text:style-name="P36">“<text:span text:style-name="T48">You must s</text:span>acrifice [x] cards on the top of your deck <text:span text:style-name="T48">to summon this creature</text:span>.” <text:span text:style-name="T22">(x)</text:span></text:p>
        </text:list-item>
        <text:list-item>
          <text:p text:style-name="P36">“<text:span text:style-name="T48">You must s</text:span>acrifice [x] random cards in your hand <text:span text:style-name="T48">to summon this creature</text:span>.” <text:span text:style-name="T22">(3x/2)</text:span></text:p>
        </text:list-item>
        <text:list-item>
          <text:p text:style-name="P33">“<text:span text:style-name="T48">You must s</text:span>acrifice [x] cards in play <text:span text:style-name="T48">to summon this creature</text:span>.” <text:span text:style-name="T22">(2x)</text:span></text:p>
        </text:list-item>
        <text:list-item>
          <text:p text:style-name="P33">“<text:span text:style-name="T48">You must sacrifice [x] cards in play chosen by an opponent of your choice to summon this creature.” (3x)</text:span></text:p>
        </text:list-item>
        <text:list-item>
          <text:p text:style-name="P33">“<text:span text:style-name="T49">This creature cannot attack.” (2)</text:span></text:p>
        </text:list-item>
        <text:list-item>
          <text:p text:style-name="P33">“<text:span text:style-name="T49">This creature cannot defend.” (2)</text:span></text:p>
        </text:list-item>
        <text:list-item>
          <text:p text:style-name="P34">“<text:span text:style-name="T49">This creature cannot attack or defend.” (3)</text:span></text:p>
        </text:list-item>
        <text:list-item>
          <text:p text:style-name="P55">“<text:span text:style-name="T50">You must remove [x] counters from this card to attack or defend with this creature.” (2x)</text:span></text:p>
        </text:list-item>
        <text:list-item>
          <text:p text:style-name="P34">“<text:span text:style-name="T48">You must p</text:span>ay [x] hitpoints <text:span text:style-name="T48">to attack or defend with this creature</text:span>.” (x)</text:p>
        </text:list-item>
        <text:list-item>
          <text:p text:style-name="P34">“<text:span text:style-name="T48">You must e</text:span><text:bookmark-start text:name="__DdeLink__384_97316899421"/><text:span text:style-name="T48">xhaust [x] of your unexhausted creatures in play to attack or defend with this creature.</text:span><text:bookmark-end text:name="__DdeLink__384_97316899421"/><text:span text:style-name="T48">” (2x)</text:span></text:p>
        </text:list-item>
        <text:list-item>
          <text:p text:style-name="P34">“<text:span text:style-name="T48">You must e</text:span><text:bookmark-start text:name="__DdeLink__378_97316899411"/><text:span text:style-name="T48">xhaust [x] of your unexhausted cards in play chosen by an opponent of your choice to attack or defend with this creature.</text:span><text:bookmark-end text:name="__DdeLink__378_97316899411"/><text:span text:style-name="T48">” (4x)</text:span></text:p>
        </text:list-item>
        <text:list-item>
          <text:p text:style-name="P37">“<text:span text:style-name="T48">You must s</text:span>acrifice [x] cards on the top of your deck <text:span text:style-name="T48">to attack or defend with this creature</text:span>.” <text:span text:style-name="T22">(2x)</text:span></text:p>
        </text:list-item>
        <text:list-item>
          <text:p text:style-name="P37">“<text:span text:style-name="T48">You must s</text:span>acrifice [x] random cards in your hand <text:span text:style-name="T48">to attack or defend with this creature</text:span>.” <text:span text:style-name="T22">(3x)</text:span></text:p>
        </text:list-item>
        <text:list-item>
          <text:p text:style-name="P34">“<text:span text:style-name="T48">You must s</text:span>acrifice [x] cards in play <text:span text:style-name="T48">to attack or defend with this creature</text:span>.” <text:span text:style-name="T22">(4x)</text:span></text:p>
        </text:list-item>
        <text:list-item>
          <text:p text:style-name="P34">“<text:span text:style-name="T48">You must sacrifice [x] cards in play chosen by an opponent of your choice to attack or defend with this creature.” (6x)</text:span></text:p>
        </text:list-item>
      </text:list>
      <text:p text:style-name="P18">Activatio<text:span text:style-name="T19">n Conditions</text:span></text:p>
      <text:p text:style-name="P1"><text:span text:style-name="T19">Activation conditions</text:span> indicate special conditions under which the spell or ability is to be activated. If a spell or ability has a<text:span text:style-name="T19">n activation condition</text:span>, it may only be activated under that condition. Otherwise, it may only be activated during your own action phase. Only one <text:span text:style-name="T19">activation condition</text:span> can be used per ability.</text:p>
      <text:list xml:id="list5352250675298415169" text:style-name="L3">
        <text:list-item>
          <text:p text:style-name="P48">“Activate in response to an opponent's summon.” <text:span text:style-name="T42">(0)</text:span></text:p>
        </text:list-item>
        <text:list-item>
          <text:p text:style-name="P25">“Activate in response to an opponent's attack.” <text:span text:style-name="T42">(0)</text:span></text:p>
        </text:list-item>
        <text:list-item>
          <text:p text:style-name="P25">“Activate in response to an opponent's card effect.” <text:span text:style-name="T42">(0)</text:span></text:p>
        </text:list-item>
        <text:list-item>
          <text:p text:style-name="P28">“Activate when this in-play card is destroyed.” <text:span text:style-name="T42">(2)</text:span></text:p>
        </text:list-item>
        <text:list-item>
          <text:p text:style-name="P28">“Activate when this card as a resource is destroyed.” <text:span text:style-name="T42">(2)</text:span></text:p>
        </text:list-item>
        <text:list-item>
          <text:p text:style-name="P24">“Activate when this card in your hand is destroyed.” <text:span text:style-name="T42">(2)</text:span></text:p>
        </text:list-item>
        <text:list-item>
          <text:p text:style-name="P24">“Activate when this card in your deck is destroyed.” <text:span text:style-name="T42">(2)</text:span></text:p>
        </text:list-item>
        <text:list-item>
          <text:p text:style-name="P29">“Activate when another of your cards in play is destroyed.” <text:span text:style-name="T42">(1)</text:span></text:p>
        </text:list-item>
        <text:list-item>
          <text:p text:style-name="P29">“Activate when a card in your hand is destroyed.” <text:span text:style-name="T42">(1)</text:span></text:p>
        </text:list-item>
        <text:list-item>
          <text:p text:style-name="P29">“Activate when a card in your deck is destroyed.” <text:span text:style-name="T42">(1)</text:span></text:p>
        </text:list-item>
        <text:list-item>
          <text:p text:style-name="P29">“<text:span text:style-name="T35">Activate when you take damage.” (1)</text:span></text:p>
        </text:list-item>
      </text:list>
      <text:p text:style-name="P19">Activation Costs</text:p>
      <text:p text:style-name="P4">Activation costs serve to reduce the resource cost of an ability by “paying” in other ways. <text:span text:style-name="T34">Only one activation cost can be used per ability.</text:span></text:p>
      <text:list xml:id="list235434049514035" text:continue-list="list4186600351667440992" text:style-name="L4">
        <text:list-item>
          <text:p text:style-name="P49">“<text:span text:style-name="T19">Remove [x] counters from this card.” (2x)</text:span></text:p>
        </text:list-item>
        <text:list-item>
          <text:p text:style-name="P30">“Pay [x] hitpoints.” (x)</text:p>
        </text:list-item>
        <text:list-item>
          <text:p text:style-name="P31">“<text:bookmark-start text:name="__DdeLink__384_973168994"/><text:span text:style-name="T30">Exhaust [x] of your unexhausted creatures in play.</text:span><text:bookmark-end text:name="__DdeLink__384_973168994"/><text:span text:style-name="T30">” (2x)</text:span></text:p>
        </text:list-item>
      </text:list>
      <text:list xml:id="list4807500701200679995" text:style-name="L7">
        <text:list-item>
          <text:list>
            <text:list-item>
              <text:p text:style-name="P46">Revised from: <text:span text:style-name="T19">“</text:span><text:bookmark-start text:name="__DdeLink__384_9731689941"/><text:span text:style-name="T19">Exhaust [x] of your unexhausted cards in play.</text:span><text:bookmark-end text:name="__DdeLink__384_9731689941"/><text:span text:style-name="T19">” </text:span>(2<text:span text:style-name="T46">nd</text:span> Edition)</text:p>
            </text:list-item>
          </text:list>
        </text:list-item>
      </text:list>
      <text:list xml:id="list235434331630158" text:continue-list="list235434049514035" text:style-name="L4">
        <text:list-item>
          <text:p text:style-name="P31">“<text:bookmark-start text:name="__DdeLink__378_973168994"/><text:span text:style-name="T37">Exhaust [x] of your unexhausted creatures in play chosen by an opponent of your choice.</text:span><text:bookmark-end text:name="__DdeLink__378_973168994"/><text:span text:style-name="T37">” (4x)</text:span></text:p>
        </text:list-item>
      </text:list>
      <text:list xml:id="list6999507288809258664" text:style-name="L9">
        <text:list-item>
          <text:list>
            <text:list-item>
              <text:p text:style-name="P47">Revised from: “<text:bookmark-start text:name="__DdeLink__378_9731689944"/><text:span text:style-name="T37">Exhaust [x] of your unexhausted cards in play chosen by an opponent of your choice.</text:span><text:bookmark-end text:name="__DdeLink__378_9731689944"/><text:span text:style-name="T37">” </text:span>(2<text:span text:style-name="T46">nd</text:span> Edition)</text:p>
            </text:list-item>
          </text:list>
        </text:list-item>
      </text:list>
      <text:list xml:id="list235435215194837" text:continue-list="list235434331630158" text:style-name="L4">
        <text:list-item>
          <text:p text:style-name="P35">“Sacrifice [x] cards on the top of your deck.” <text:span text:style-name="T22">(2x)</text:span></text:p>
        </text:list-item>
        <text:list-item>
          <text:p text:style-name="P35">“Sacrifice [x] random cards in your hand.” <text:span text:style-name="T22">(3x)</text:span></text:p>
        </text:list-item>
        <text:list-item>
          <text:p text:style-name="P32">“Sacrifice [x] cards in play.” <text:span text:style-name="T22">(4x)</text:span></text:p>
        </text:list-item>
        <text:list-item>
          <text:p text:style-name="P32">“<text:bookmark-start text:name="__DdeLink__390_973168994"/><text:span text:style-name="T32">Sacrifice [x] cards in play chosen by an opponent of your choice.</text:span><text:bookmark-end text:name="__DdeLink__390_973168994"/><text:span text:style-name="T32">” (6x)</text:span></text:p>
        </text:list-item>
      </text:list>
      <text:p text:style-name="P20">Target Selections</text:p>
      <text:p text:style-name="P5">Target selections are necessary for some effects to work. They serve to designate what cards an effect is used on. <text:span text:style-name="T34">Only one target selection can be used per ability.</text:span></text:p>
      <text:list xml:id="list2619814877472452205" text:style-name="L5">
        <text:list-item>
          <text:p text:style-name="P52">“Target this card.” <text:span text:style-name="T22">(1/2)</text:span></text:p>
        </text:list-item>
        <text:list-item>
          <text:p text:style-name="P26">“<text:span text:style-name="T20">Target up to [x] cards in play.” (x)</text:span></text:p>
        </text:list-item>
        <text:list-item>
          <text:p text:style-name="P26">“<text:span text:style-name="T43">Target up to [x] cards in play with at least [y] counters.” (x/(y+1))</text:span></text:p>
        </text:list-item>
        <text:list-item>
          <text:p text:style-name="P50">“<text:bookmark-start text:name="__DdeLink__490_1944016114"/><text:span text:style-name="T20">Target up to [x] resources.</text:span><text:bookmark-end text:name="__DdeLink__490_1944016114"/><text:span text:style-name="T20">” (x)</text:span></text:p>
        </text:list-item>
        <text:list-item>
          <text:p text:style-name="P38">“<text:span text:style-name="T30">Target up to [x] exhausted cards in play.” (x/2)</text:span></text:p>
        </text:list-item>
        <text:list-item>
          <text:p text:style-name="P51">“<text:span text:style-name="T20">Target up to [x] cards in play selected by an opponent of your choice.” (x/2)</text:span></text:p>
        </text:list-item>
        <text:list-item>
          <text:p text:style-name="P39">“<text:span text:style-name="T25">Target up to [x] cards in the current chain.” (x/2)</text:span></text:p>
        </text:list-item>
        <text:list-item>
          <text:p text:style-name="P39">“<text:span text:style-name="T28">Target up to [x] cards in your hand.” (x)</text:span></text:p>
        </text:list-item>
        <text:list-item>
          <text:p text:style-name="P40">“Target up to [x] cards in one player's hand randomly.” <text:span text:style-name="T23">(x)</text:span></text:p>
        </text:list-item>
        <text:list-item>
          <text:p text:style-name="P40">“Target up to [x] cards on the top of one player's deck.” <text:span text:style-name="T23">(x)</text:span></text:p>
        </text:list-item>
        <text:list-item>
          <text:p text:style-name="P40">“Target up to [x] cards in <text:span text:style-name="T28">your graveyard</text:span>.” <text:span text:style-name="T23">(x)</text:span></text:p>
        </text:list-item>
        <text:list-item>
          <text:p text:style-name="P40">“<text:span text:style-name="T27">Target up to [x] cards in one player's graveyard randomly.” (x)</text:span></text:p>
        </text:list-item>
      </text:list>
      <text:p text:style-name="P21">Effects</text:p>
      <text:p text:style-name="P6">Effects are the main component of abilities, and at least one is required for any given ability.</text:p>
      <text:list xml:id="list4456309567536297220" text:style-name="L6">
        <text:list-item>
          <text:p text:style-name="P53">“Place <text:span text:style-name="T43">[x]</text:span> counter<text:span text:style-name="T43">s</text:span> <text:span text:style-name="T40">on</text:span> <text:span text:style-name="T32">each</text:span> <text:span text:style-name="T40">target</text:span>.” <text:span text:style-name="T22">(2xt)</text:span></text:p>
        </text:list-item>
        <text:list-item>
          <text:p text:style-name="P41">“<text:span text:style-name="T43">Remove up to [x] counters from each target.” (xt)</text:span></text:p>
        </text:list-item>
        <text:list-item>
          <text:p text:style-name="P41">“<text:span text:style-name="T44">Place [x] offense counters on each target. You can remove an offense counter from a card at any time to increase its offense by 1.” (4xt)</text:span></text:p>
        </text:list-item>
        <text:list-item>
          <text:p text:style-name="P41">“<text:span text:style-name="T44">Place [x] defense counters on each target. You can remove a defense counter from a card at any time to increase its defense by 5.” (4xt)</text:span></text:p>
        </text:list-item>
        <text:list-item>
          <text:p text:style-name="P41">“<text:span text:style-name="T45">Place [x] weakness counters on each target. You can remove a weakness counter from a card at any time to decrease its offense by 1.” (4xt)</text:span></text:p>
        </text:list-item>
        <text:list-item>
          <text:p text:style-name="P41">“<text:span text:style-name="T45">Place [x] damage counters on each target. You can remove a damage counter from a card at any time to roll a six-sided die and inflict damage to it equal to the result.” (4xt)</text:span></text:p>
        </text:list-item>
        <text:list-item>
          <text:p text:style-name="P41">“See <text:span text:style-name="T40">all</text:span> targets.” <text:span text:style-name="T22">(2t)</text:span></text:p>
        </text:list-item>
        <text:list-item>
          <text:p text:style-name="P42">“<text:span text:style-name="T26">Exhaust</text:span> <text:span text:style-name="T40">all</text:span> targets.” (<text:span text:style-name="T38">2t</text:span>)</text:p>
        </text:list-item>
        <text:list-item>
          <text:p text:style-name="P42">“<text:span text:style-name="T29">Send all targets to the resource zone of their owners (exhausted).” (3t)</text:span></text:p>
        </text:list-item>
        <text:list-item>
          <text:p text:style-name="P27">“<text:span text:style-name="T21">Destroy all targets.” (8t)</text:span></text:p>
        </text:list-item>
        <text:list-item>
          <text:p text:style-name="P43">“Increase targets<text:span text:style-name="T32">'</text:span> offense by <text:span text:style-name="T32">a total of</text:span> [x].” <text:span text:style-name="T22">(x+t)</text:span></text:p>
        </text:list-item>
        <text:list-item>
          <text:p text:style-name="P43">“Increase targets<text:span text:style-name="T32">'</text:span> defense by <text:span text:style-name="T32">a total of</text:span> [x].” <text:span text:style-name="T22">(x/5+t)</text:span></text:p>
        </text:list-item>
        <text:list-item>
          <text:p text:style-name="P43">“<text:bookmark-start text:name="__DdeLink__482_1944016114"/><text:bookmark-start text:name="__DdeLink__697_897024548"/>Decrease targets<text:span text:style-name="T32">'</text:span> offense by <text:span text:style-name="T32">a total of</text:span> [x].<text:bookmark-end text:name="__DdeLink__482_1944016114"/><text:bookmark-end text:name="__DdeLink__697_897024548"/>” <text:span text:style-name="T22">(x+t)</text:span></text:p>
        </text:list-item>
        <text:list-item>
          <text:p text:style-name="P43">“<text:bookmark-start text:name="__DdeLink__373_1387822758"/>Inflict <text:span text:style-name="T32">a total of</text:span> [x] damage to targets.<text:bookmark-end text:name="__DdeLink__373_1387822758"/>” <text:span text:style-name="T22">(x/4+t)</text:span></text:p>
        </text:list-item>
        <text:list-item>
          <text:p text:style-name="P43">“<text:span text:style-name="T39">Reveal</text:span> <text:span text:style-name="T41">all</text:span> targets<text:span text:style-name="T29">, then summon or cast any number of targets that are not in play</text:span> (paying the usual costs).” <text:span text:style-name="T22">(3t)</text:span></text:p>
        </text:list-item>
        <text:list-item>
          <text:p text:style-name="P43">“<text:span text:style-name="T40">Switch control of each target in-play creature to a different player of your choice until the end of this turn.” (4t)</text:span></text:p>
        </text:list-item>
        <text:list-item>
          <text:p text:style-name="P43">“<text:bookmark-start text:name="__DdeLink__486_1944016114"/>Place <text:span text:style-name="T41">all</text:span> targets on top of owner's deck in any order.<text:bookmark-end text:name="__DdeLink__486_1944016114"/>” <text:span text:style-name="T22">(3t)</text:span></text:p>
        </text:list-item>
        <text:list-item>
          <text:p text:style-name="P44">“Draw [x] cards.” <text:span text:style-name="T22">(4x)</text:span></text:p>
        </text:list-item>
        <text:list-item>
          <text:p text:style-name="P44">“Increase your hitpoints by [x].” <text:span text:style-name="T22">(2x)</text:span></text:p>
        </text:list-item>
        <text:list-item>
          <text:p text:style-name="P44">“<text:bookmark-start text:name="__DdeLink__395_722314610"/>Inflict [x] damage to any one player.<text:bookmark-end text:name="__DdeLink__395_722314610"/>” <text:span text:style-name="T22">(x/2)</text:span></text:p>
        </text:list-item>
        <text:list-item>
          <text:p text:style-name="P45">“Negate<text:span text:style-name="T32"> attack of all</text:span> targets.” <text:span text:style-name="T22">(5t)</text:span></text:p>
        </text:list-item>
        <text:list-item>
          <text:p text:style-name="P45">“Negate<text:span text:style-name="T32"> </text:span>activated effect <text:span text:style-name="T32">of all targets</text:span>.” <text:span text:style-name="T22">(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6T23:54:33.736273661</dc:date>
    <dc:creator>Julie </dc:creator>
    <meta:editing-duration>P1DT6H13M22S</meta:editing-duration>
    <meta:editing-cycles>73</meta:editing-cycles>
    <meta:generator>LibreOffice/4.2.8.2$Linux_X86_64 LibreOffice_project/420m0$Build-2</meta:generator>
    <meta:document-statistic meta:table-count="0" meta:image-count="0" meta:object-count="0" meta:page-count="9" meta:paragraph-count="120" meta:word-count="2026" meta:character-count="11401" meta:non-whitespace-character-count="9575"/>
  </office:meta>
</office:document-meta>
</file>